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5958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5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00b48" officeooo:paragraph-rsid="00200b48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2" style:family="paragraph" style:parent-style-name="Standard">
      <style:text-properties style:font-name="Calibri1" officeooo:rsid="001ccad8" officeooo:paragraph-rsid="001ccad8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badi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15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d71b1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6" style:family="paragraph" style:parent-style-name="Standard" style:list-style-name="WWNum2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1" fo:font-size="7pt" officeooo:rsid="001d71b1" officeooo:paragraph-rsid="001d71b1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00b48" officeooo:paragraph-rsid="00200b48" style:font-size-asian="7pt" style:font-size-complex="7pt"/>
    </style:style>
    <style:style style:name="T1" style:family="text">
      <style:text-properties officeooo:rsid="001e2108"/>
    </style:style>
    <style:style style:name="T2" style:family="text">
      <style:text-properties officeooo:rsid="00203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inetics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13">Bullet</text:p>
          </table:table-cell>
          <table:table-cell table:style-name="Table1.A1" office:value-type="string">
            <text:p text:style-name="P13">RS+4</text:p>
          </table:table-cell>
          <table:table-cell table:style-name="Table1.A1" office:value-type="string">
            <text:p text:style-name="P13">MS+2</text:p>
          </table:table-cell>
          <table:table-cell table:style-name="Table1.A1" office:value-type="string">
            <text:p text:style-name="P13">RS+2</text:p>
          </table:table-cell>
          <table:table-cell table:style-name="Table1.A1" office:value-type="string">
            <text:p text:style-name="P13">RS+2</text:p>
          </table:table-cell>
          <table:table-cell table:style-name="Table1.A1" office:value-type="string">
            <text:p text:style-name="P13">CP+0</text:p>
          </table:table-cell>
        </table:table-row>
        <table:table-row table:style-name="Table1.1">
          <table:table-cell table:style-name="Table1.A1" office:value-type="string">
            <text:p text:style-name="P13">Nimble</text:p>
          </table:table-cell>
          <table:table-cell table:style-name="Table1.A1" office:value-type="string">
            <text:p text:style-name="P13">RS+3</text:p>
          </table:table-cell>
          <table:table-cell table:style-name="Table1.A1" office:value-type="string">
            <text:p text:style-name="P13">MS+2</text:p>
          </table:table-cell>
          <table:table-cell table:style-name="Table1.A1" office:value-type="string">
            <text:p text:style-name="P13">RS+1</text:p>
          </table:table-cell>
          <table:table-cell table:style-name="Table1.A1" office:value-type="string">
            <text:p text:style-name="P13">RW+4</text:p>
          </table:table-cell>
          <table:table-cell table:style-name="Table1.A1" office:value-type="string">
            <text:p text:style-name="P13">CR+0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Category</text:p>
          </table:table-cell>
          <table:table-cell table:style-name="Table2.A1" office:value-type="string">
            <text:p text:style-name="P10">Cost</text:p>
          </table:table-cell>
          <table:table-cell table:style-name="Table2.A1" office:value-type="string">
            <text:p text:style-name="P10">Burn</text:p>
          </table:table-cell>
          <table:table-cell table:style-name="Table2.A1" office:value-type="string">
            <text:p text:style-name="P11">Effects</text:p>
          </table:table-cell>
          <table:table-cell table:style-name="Table2.A1" office:value-type="string">
            <text:p text:style-name="P10">Enhancements</text:p>
          </table:table-cell>
        </table:table-row>
        <table:table-row table:style-name="Table2.1">
          <table:table-cell table:style-name="Table2.A1" office:value-type="string">
            <text:p text:style-name="P5">Adhesion</text:p>
          </table:table-cell>
          <table:table-cell table:style-name="Table2.A1" office:value-type="string">
            <text:p text:style-name="P5">Utility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891347177" text:style-name="WWNum2">
              <text:list-item>
                <text:p text:style-name="P21">Clinging</text:p>
              </text:list-item>
              <text:list-item>
                <text:p text:style-name="P21">Muscle (8) (Grabs, Holds, Escape)</text:p>
              </text:list-item>
            </text:list>
          </table:table-cell>
          <table:table-cell table:style-name="Table2.A1" office:value-type="string">
            <text:list xml:id="list172658109779249" text:continue-numbering="true" text:style-name="WWNum2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Afterburners</text:p>
          </table:table-cell>
          <table:table-cell table:style-name="Table2.A1" office:value-type="string">
            <text:p text:style-name="P5">Adder, Movem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72657748891492" text:continue-numbering="true" text:style-name="WWNum2">
              <text:list-item>
                <text:p text:style-name="P21">Move (+10)</text:p>
              </text:list-item>
              <text:list-item>
                <text:p text:style-name="P21">Overland (+1)</text:p>
              </text:list-item>
            </text:list>
          </table:table-cell>
          <table:table-cell table:style-name="Table2.A1" office:value-type="string">
            <text:list xml:id="list172657608603042" text:continue-numbering="true" text:style-name="WWNum2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onus Dodge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72658023278271" text:continue-numbering="true" text:style-name="WWNum2">
              <text:list-item>
                <text:p text:style-name="P21">Bonus Dodge (1)</text:p>
              </text:list-item>
            </text:list>
          </table:table-cell>
          <table:table-cell table:style-name="Table2.A1" office:value-type="string">
            <text:list xml:id="list172656964977943" text:continue-numbering="true" text:style-name="WWNum2">
              <text:list-item>
                <text:p text:style-name="P14">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Force Multiplier</text:p>
          </table:table-cell>
          <table:table-cell table:style-name="Table2.A1" office:value-type="string">
            <text:p text:style-name="P5">Adder, Attack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72657164180041" text:continue-numbering="true" text:style-name="WWNum2">
              <text:list-item>
                <text:p text:style-name="P15">Knock (1)</text:p>
              </text:list-item>
              <text:list-item>
                <text:p text:style-name="P15">Extra Knock (1)</text:p>
              </text:list-item>
            </text:list>
          </table:table-cell>
          <table:table-cell table:style-name="Table2.A1" office:value-type="string">
            <text:list xml:id="list444643715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Friction Frenzy</text:p>
          </table:table-cell>
          <table:table-cell table:style-name="Table2.A1" office:value-type="string">
            <text:p text:style-name="P5">Attack, Touch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list xml:id="list172657631430815" text:continue-list="list172657164180041" text:style-name="WWNum2">
              <text:list-item>
                <text:p text:style-name="P21">Burn (1d4+1)</text:p>
              </text:list-item>
              <text:list-item>
                <text:p text:style-name="P21">Winded (2) (Reflex, Toughness)</text:p>
              </text:list-item>
            </text:list>
          </table:table-cell>
          <table:table-cell table:style-name="Table2.A1" office:value-type="string">
            <text:list xml:id="list172657925621189" text:continue-list="list444643715" text:style-name="WWNum1">
              <text:list-item>
                <text:p text:style-name="P17">Burn -1 / x3 / -- / 10P</text:p>
              </text:list-item>
              <text:list-item>
                <text:p text:style-name="P17">Die Step / x2 / +1B / 10P</text:p>
              </text:list-item>
              <text:list-item>
                <text:p text:style-name="P17">Friction Burn – Target also takes 1d4 Penetrating Physical Damage / x1 / +1B / 1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Hit and Run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list xml:id="list172656169896768" text:continue-list="list172657631430815" text:style-name="WWNum2">
              <text:list-item>
                <text:p text:style-name="P22">If you spend an energy, you can take a ½ move after attacking</text:p>
              </text:list-item>
            </text:list>
          </table:table-cell>
          <table:table-cell table:style-name="Table2.A1" office:value-type="string">
            <text:list xml:id="list172657620471930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Improved Disengag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72656947571622" text:continue-list="list172657925621189" text:style-name="WWNum1">
              <text:list-item>
                <text:p text:style-name="P23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72656800529654" text:continue-numbering="true" text:style-name="WWNum1">
              <text:list-item>
                <text:p text:style-name="P17">Disengaged – You get +2 defense when you disengage / x1 / -- / 20P</text:p>
              </text:list-item>
              <text:list-item>
                <text:p text:style-name="P17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Inertial Reduction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4/2</text:p>
          </table:table-cell>
          <table:table-cell table:style-name="Table2.A1" office:value-type="string">
            <text:list xml:id="list172656685878654" text:continue-list="list172657620471930" text:style-name="WWNum2">
              <text:list-item>
                <text:p text:style-name="P24">Range Band (5)</text:p>
              </text:list-item>
              <text:list-item>
                <text:p text:style-name="P24">Reduced Mass (Muscle, Reflex)</text:p>
              </text:list-item>
              <text:list-item>
                <text:p text:style-name="P24">Can be used on self for Burn 2 and you can ignore the save</text:p>
              </text:list-item>
            </text:list>
          </table:table-cell>
          <table:table-cell table:style-name="Table2.A1" office:value-type="string">
            <text:list xml:id="list172656302411554" text:continue-list="list172656800529654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7">Range +1 / x3 / +0B / 10P</text:p>
              </text:list-item>
              <text:list-item>
                <text:p text:style-name="P17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Kinetic Blast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list xml:id="list172657788627510" text:continue-list="list172656685878654" text:style-name="WWNum2">
              <text:list-item>
                <text:p text:style-name="P24">Range Band (5)</text:p>
              </text:list-item>
              <text:list-item>
                <text:p text:style-name="P24">Damage (2d6 + REF) (Physical)</text:p>
              </text:list-item>
              <text:list-item>
                <text:p text:style-name="P24">Knock (<text:span text:style-name="T2">2</text:span>)</text:p>
              </text:list-item>
              <text:list-item>
                <text:p text:style-name="P24">Extra Knock (1)</text:p>
              </text:list-item>
            </text:list>
          </table:table-cell>
          <table:table-cell table:style-name="Table2.A1" office:value-type="string">
            <text:list xml:id="list172658039543101" text:continue-list="list172656302411554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Dmg Die / x3 / +1B / <text:span text:style-name="T1">2</text:span>0P</text:p>
              </text:list-item>
              <text:list-item>
                <text:p text:style-name="P17">Dmg Die / x3 / -2A / <text:span text:style-name="T1">2</text:span>0P</text:p>
              </text:list-item>
              <text:list-item>
                <text:p text:style-name="P17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Kinetic Shield</text:p>
          </table:table-cell>
          <table:table-cell table:style-name="Table2.A1" office:value-type="string">
            <text:p text:style-name="P7">Armor, Activated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656828202363" text:continue-list="list172657788627510" text:style-name="WWNum2">
              <text:list-item>
                <text:p text:style-name="P24">Armor (4/0/0)</text:p>
              </text:list-item>
              <text:list-item>
                <text:p text:style-name="P24">Immune (Fall Damage)</text:p>
              </text:list-item>
              <text:list-item>
                <text:p text:style-name="P24">Resist (2) (Knockback)</text:p>
              </text:list-item>
            </text:list>
          </table:table-cell>
          <table:table-cell table:style-name="Table2.A1" office:value-type="string">
            <text:list xml:id="list172656712611809" text:continue-list="list172658039543101" text:style-name="WWNum1">
              <text:list-item>
                <text:p text:style-name="P17">Armor / x3 / +0B / 10P</text:p>
              </text:list-item>
              <text:list-item>
                <text:p text:style-name="P17">Resist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Kinetic Sipho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56204519638" text:continue-list="list172656828202363" text:style-name="WWNum2">
              <text:list-item>
                <text:p text:style-name="P24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72657762937612" text:continue-list="list172656712611809" text:style-name="WWNum1">
              <text:list-item>
                <text:p text:style-name="P2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bound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list xml:id="list172657339522685" text:continue-list="list172656204519638" text:style-name="WWNum2">
              <text:list-item>
                <text:p text:style-name="P24">Charge</text:p>
              </text:list-item>
              <text:list-item>
                <text:p text:style-name="P24">Extra Knock (3)</text:p>
              </text:list-item>
              <text:list-item>
                <text:p text:style-name="P24">You must make an immediate ½ move in a random direction, if you hit a solid object, you take damage as though you were knocked into that object</text:p>
              </text:list-item>
            </text:list>
          </table:table-cell>
          <table:table-cell table:style-name="Table2.A1" office:value-type="string">
            <text:list xml:id="list172657100237509" text:continue-list="list172657762937612" text:style-name="WWNum1">
              <text:list-item>
                <text:p text:style-name="P17">Burn -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flexiv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57040567834" text:continue-list="list172657339522685" text:style-name="WWNum2">
              <text:list-item>
                <text:p text:style-name="P24">You can substitute Reflex for one other save</text:p>
              </text:list-item>
              <text:list-item>
                <text:p text:style-name="P26">Muscle</text:p>
              </text:list-item>
              <text:list-item>
                <text:p text:style-name="P26"><text:soft-page-break/>Skill</text:p>
              </text:list-item>
              <text:list-item>
                <text:p text:style-name="P26">Toughness</text:p>
              </text:list-item>
            </text:list>
          </table:table-cell>
          <table:table-cell table:style-name="Table2.A1" office:value-type="string">
            <text:list xml:id="list172657022739711" text:continue-list="list172657100237509" text:style-name="WWNum1">
              <text:list-item>
                <text:p text:style-name="P17">Another Stat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kating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657942463901" text:continue-list="list172657040567834" text:style-name="WWNum2">
              <text:list-item>
                <text:p text:style-name="P24">Run (12)</text:p>
              </text:list-item>
              <text:list-item>
                <text:p text:style-name="P24">Overland (3)</text:p>
              </text:list-item>
            </text:list>
          </table:table-cell>
          <table:table-cell table:style-name="Table2.A1" office:value-type="string">
            <text:list xml:id="list172656096137963" text:continue-list="list172657022739711" text:style-name="WWNum1">
              <text:list-item>
                <text:p text:style-name="P17">Burn -1 / x3 / -- / 10P</text:p>
              </text:list-item>
              <text:list-item>
                <text:p text:style-name="P17">Motion Blur -- +1 Defenses when you make a full move / x1 / +1B / 10P</text:p>
              </text:list-item>
              <text:list-item>
                <text:p text:style-name="P17">Move / x3 / +1B / 10P</text:p>
              </text:list-item>
              <text:list-item>
                <text:p text:style-name="P17">Overland +1 / x3 / +0B / 10P<text:bookmark text:name="_GoBack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Speed Drain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list xml:id="list172657522686858" text:continue-list="list172657942463901" text:style-name="WWNum2">
              <text:list-item>
                <text:p text:style-name="P24">Range Band (5)</text:p>
              </text:list-item>
              <text:list-item>
                <text:p text:style-name="P24">Slow (2) (Reflex)</text:p>
              </text:list-item>
              <text:list-item>
                <text:p text:style-name="P27">Fast (2)</text:p>
              </text:list-item>
            </text:list>
          </table:table-cell>
          <table:table-cell table:style-name="Table2.A1" office:value-type="string">
            <text:list xml:id="list172657893789560" text:continue-list="list172656096137963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7">Range +1 / x3 / +0B / 10P</text:p>
              </text:list-item>
              <text:list-item>
                <text:p text:style-name="P17">Save DL +2 / x3 / +1B / 10P</text:p>
              </text:list-item>
              <text:list-item>
                <text:p text:style-name="P20">Slow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Wade I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657829760616" text:continue-numbering="true" text:style-name="WWNum1">
              <text:list-item>
                <text:p text:style-name="P25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72657019427960" text:continue-numbering="true" text:style-name="WWNum1">
              <text:list-item>
                <text:p text:style-name="P17">Wade II – You can make a ½ move when you wade in / x1 / 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6</meta:editing-cycles>
    <meta:creation-date>2022-06-06T19:36:00</meta:creation-date>
    <dc:date>2023-01-07T17:26:55.959000000</dc:date>
    <meta:editing-duration>PT4H21M4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1" meta:word-count="657" meta:character-count="2639" meta:non-whitespace-character-count="2209"/>
    <meta:user-defined meta:name="AppVersion">16.0000</meta:user-defined>
    <meta:template xlink:type="simple" xlink:actuate="onRequest" xlink:title="Normal.dotm" xlink:href=""/>
  </office:meta>
</office:document-meta>
</file>